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25%"/>
      <style:text-properties officeooo:rsid="0017361d" officeooo:paragraph-rsid="0017361d"/>
    </style:style>
    <style:style style:name="P2" style:family="paragraph" style:parent-style-name="Standard">
      <style:paragraph-properties fo:line-height="125%"/>
      <style:text-properties officeooo:rsid="0017361d" officeooo:paragraph-rsid="001a311d"/>
    </style:style>
    <style:style style:name="P3" style:family="paragraph" style:parent-style-name="Standard">
      <style:paragraph-properties fo:line-height="125%"/>
      <style:text-properties fo:font-size="12pt" fo:font-weight="normal" officeooo:paragraph-rsid="001abcc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25%"/>
      <style:text-properties fo:font-size="20pt" fo:font-weight="bold" officeooo:rsid="0017361d" officeooo:paragraph-rsid="001abcc1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25%"/>
      <style:text-properties fo:font-weight="bold" officeooo:rsid="0021b9c1" officeooo:paragraph-rsid="0021b9c1" style:font-weight-asian="bold" style:font-weight-complex="bold"/>
    </style:style>
    <style:style style:name="P6" style:family="paragraph" style:parent-style-name="Standard">
      <style:paragraph-properties fo:line-height="125%" fo:padding="0.074cm" fo:border-left="none" fo:border-right="none" fo:border-top="none" fo:border-bottom="0.99pt solid #000000" style:join-border="false"/>
      <style:text-properties officeooo:rsid="0017361d" officeooo:paragraph-rsid="0017361d"/>
    </style:style>
    <style:style style:name="P7" style:family="paragraph" style:parent-style-name="Standard">
      <style:paragraph-properties fo:line-height="125%"/>
      <style:text-properties fo:font-size="12pt" fo:font-weight="bold" officeooo:rsid="0017361d" officeooo:paragraph-rsid="0025f440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25%"/>
      <style:text-properties fo:font-weight="normal" officeooo:rsid="0021b9c1" officeooo:paragraph-rsid="0025f440" style:font-weight-asian="normal" style:font-weight-complex="normal"/>
    </style:style>
    <style:style style:name="P9" style:family="paragraph" style:parent-style-name="Standard">
      <style:paragraph-properties fo:line-height="125%"/>
      <style:text-properties fo:font-style="italic" fo:font-weight="normal" officeooo:rsid="0021b9c1" officeooo:paragraph-rsid="0025f440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line-height="125%"/>
      <style:text-properties fo:font-weight="bold" officeooo:rsid="0021b9c1" officeooo:paragraph-rsid="0025f440" style:font-weight-asian="bold" style:font-weight-complex="bold"/>
    </style:style>
    <style:style style:name="T1" style:family="text">
      <style:text-properties officeooo:rsid="00192576"/>
    </style:style>
    <style:style style:name="T2" style:family="text">
      <style:text-properties officeooo:rsid="001a311d"/>
    </style:style>
    <style:style style:name="T3" style:family="text">
      <style:text-properties officeooo:rsid="001b7947"/>
    </style:style>
    <style:style style:name="T4" style:family="text">
      <style:text-properties officeooo:rsid="0021b9c1"/>
    </style:style>
    <style:style style:name="T5" style:family="text">
      <style:text-properties officeooo:rsid="0025f4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Verteilte Algorithmen</text:p>
      <text:p text:style-name="P4">Aufgabenblatt <text:span text:style-name="T5">3</text:span></text:p>
      <text:p text:style-name="P3"><text:span text:style-name="T1">(</text:span><text:span text:style-name="T2">zum </text:span><text:span text:style-name="T5">14</text:span><text:span text:style-name="T1">. </text:span><text:span text:style-name="T4">November</text:span><text:span text:style-name="T3"> </text:span><text:span text:style-name="T1">2012)</text:span></text:p>
      <text:p text:style-name="P1"/>
      <text:p text:style-name="P5">Gruppe 08</text:p>
      <text:p text:style-name="P2">Björn Stabel <text:span text:style-name="T2">222128</text:span></text:p>
      <text:p text:style-name="P2">Tim Strehlow 316594</text:p>
      <text:p text:style-name="P1">Friedrich Maiwald 350570</text:p>
      <text:p text:style-name="P6"/>
      <text:p text:style-name="P1"/>
      <text:p text:style-name="P10"><text:span text:style-name="T5">3.1 Auswahl</text:span></text:p>
      <text:p text:style-name="P9"><text:span text:style-name="T5">a) Implementieren Sie den dreiphasigen Auswahlalgorithmus auf Bäumen aus der Vorlesung und testen Sie ihn auf verschiedenen Baumtopologien.</text:span></text:p>
      <text:p text:style-name="P8"><text:span text:style-name="T5">Implementiert. Funktioniert, Nachrichtenanzahl ist auch immer 3n-4+k.</text:span></text:p>
      <text:p text:style-name="P8"><text:span text:style-name="T5"/></text:p>
      <text:p text:style-name="P9"><text:span text:style-name="T5">b) Testen Sie den Algorithmus auf einer Nicht-Baum-Topologie, zum Beispiel einem Hypercube oder einem Ring. Was passiert? Wie erklären sich Ihre Beobachtungen?</text:span></text:p>
      <text:p text:style-name="P8"><text:span text:style-name="T5">Klappt nicht, weil es keine Blätter gibt und die Kontraktionswelle auf einer Baum-Topologie funktioniert.</text:span></text:p>
      <text:p text:style-name="P8"><text:span text:style-name="T5"/></text:p>
      <text:p text:style-name="P10"><text:span text:style-name="T5">3.2 Terminierung</text:span></text:p>
      <text:p text:style-name="P9"><text:span text:style-name="T5">Folgender Algorithmus zur Feststellung der verteilten Terminierung im Atommodell wird vorgeschlagen: Jede Nachricht erhält einen global eindeutigen Namen. In einer Kontrollwelle werden jeweils die Namen der gesendeten und der empfangenen Nachrichten in zwei Mengen S und E kumuliert. Terminierung wird gemeldet, wenn nach Abschluss der Kontrollwelle die beiden Mengen übereinstimmen (S = E). Ist dieser Algorithmus korrekt? Beweisen Sie Ihre Antwort!</text:span></text:p>
      <text:p text:style-name="P8"><text:span text:style-name="T5">Dieser Algorithmus wird in einem Atommodell funktionier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1:22:40.80</meta:creation-date>
    <dc:date>2012-11-14T11:38:14.33</dc:date>
    <meta:editing-duration>PT37M26S</meta:editing-duration>
    <meta:editing-cycles>9</meta:editing-cycles>
    <meta:generator>LibreOffice/3.6$Windows_x86 LibreOffice_project/e29a214-2bbed72-0621de6-a97528c-8f066d</meta:generator>
    <meta:document-statistic meta:table-count="0" meta:image-count="0" meta:object-count="0" meta:page-count="1" meta:paragraph-count="15" meta:word-count="152" meta:character-count="1137" meta:non-whitespace-character-count="1000"/>
  </office:meta>
</office:document-meta>
</file>